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1" svg:width="5.478cm" svg:height="1.006cm" svg:x="-0.004cm" svg:y="0.173cm"><text:p text:style-name="P1">Login Screen</text:p></draw:rect><draw:rect text:anchor-type="paragraph" draw:z-index="2" draw:style-name="gr2" draw:text-style-name="P1" svg:width="4.896cm" svg:height="0.821cm" svg:x="0.235cm" svg:y="2.369cm"><text:p text:style-name="P1">Email</text:p></draw:rect><draw:rect text:anchor-type="paragraph" draw:z-index="3" draw:style-name="gr2" draw:text-style-name="P1" svg:width="4.896cm" svg:height="0.821cm" svg:x="0.288cm" svg:y="3.692cm"><text:p text:style-name="P1">Password</text:p></draw:rect><draw:rect text:anchor-type="paragraph" draw:z-index="4" draw:style-name="gr2" draw:text-style-name="P1" svg:width="4.896cm" svg:height="0.821cm" svg:x="0.314cm" svg:y="5.2cm"><text:p text:style-name="P1">login</text:p></draw:rect><draw:rect text:anchor-type="paragraph" draw:z-index="0" draw:style-name="gr1" draw:text-style-name="P1" svg:width="5.319cm" svg:height="7.938cm" svg:x="0.023cm" svg:y="1.39cm"><text:p/></draw:rect><draw:rect text:anchor-type="paragraph" draw:z-index="5" draw:style-name="gr1" draw:text-style-name="P1" svg:width="5.319cm" svg:height="7.938cm" svg:x="10.342cm" svg:y="1.178cm"><text:p/></draw:rect><draw:rect text:anchor-type="paragraph" draw:z-index="6" draw:style-name="gr2" draw:text-style-name="P1" svg:width="5.478cm" svg:height="1.006cm" svg:x="10.209cm" svg:y="-0.145cm"><text:p text:style-name="P1">Main menu (client)</text:p></draw:rect><draw:rect text:anchor-type="paragraph" draw:z-index="7" draw:style-name="gr2" draw:text-style-name="P1" svg:width="4.896cm" svg:height="0.821cm" svg:x="10.633cm" svg:y="1.602cm"><text:p text:style-name="P1">Search intinerary</text:p></draw:rect><draw:rect text:anchor-type="paragraph" draw:z-index="8" draw:style-name="gr2" draw:text-style-name="P1" svg:width="4.896cm" svg:height="0.821cm" svg:x="10.606cm" svg:y="2.792cm"><text:p text:style-name="P1">Search flights</text:p></draw:rect><draw:rect text:anchor-type="paragraph" draw:z-index="9" draw:style-name="gr2" draw:text-style-name="P1" svg:width="4.896cm" svg:height="0.821cm" svg:x="10.633cm" svg:y="4.221cm"><text:p text:style-name="P1">View recent searches</text:p></draw:rect><draw:rect text:anchor-type="paragraph" draw:z-index="10" draw:style-name="gr2" draw:text-style-name="P1" svg:width="4.896cm" svg:height="0.821cm" svg:x="10.633cm" svg:y="6.179cm"><text:p text:style-name="P1">View/Edit info</text:p></draw:rect><draw:rect text:anchor-type="paragraph" draw:z-index="11" draw:style-name="gr2" draw:text-style-name="P1" svg:width="4.896cm" svg:height="0.821cm" svg:x="10.58cm" svg:y="8.005cm"><text:p text:style-name="P1">Change theme</text:p></draw:rect><draw:rect text:anchor-type="paragraph" draw:z-index="12" draw:style-name="gr1" draw:text-style-name="P1" svg:width="5.319cm" svg:height="7.938cm" svg:x="10.077cm" svg:y="11.365cm"><text:p/></draw:rect><draw:line text:anchor-type="paragraph" draw:z-index="13" draw:style-name="gr3" draw:text-style-name="P1" svg:x1="4.6cm" svg:y1="5.835cm" svg:x2="10.209cm" svg:y2="11.55cm"><text:p text:style-name="P1">If admin</text:p></draw:line><draw:rect text:anchor-type="paragraph" draw:z-index="14" draw:style-name="gr2" draw:text-style-name="P1" svg:width="5.478cm" svg:height="1.006cm" svg:x="9.998cm" svg:y="10.148cm"><text:p text:style-name="P1">Main menu (admin)</text:p></draw:rect><draw:rect text:anchor-type="paragraph" draw:z-index="15" draw:style-name="gr2" draw:text-style-name="P1" svg:width="4.896cm" svg:height="0.821cm" svg:x="10.289cm" svg:y="11.682cm"><text:p text:style-name="P1">Client options</text:p></draw:rect><draw:rect text:anchor-type="paragraph" draw:z-index="16" draw:style-name="gr2" draw:text-style-name="P1" svg:width="4.896cm" svg:height="0.821cm" svg:x="14.64cm" svg:y="17.688cm"><text:p text:style-name="P1">Edit flight info</text:p></draw:rect><draw:rect text:anchor-type="paragraph" draw:z-index="17" draw:style-name="gr2" draw:text-style-name="P1" svg:width="4.896cm" svg:height="0.821cm" svg:x="14.642cm" svg:y="16.868cm"><text:p text:style-name="P1">Flight upload (csv)</text:p></draw:rect><draw:rect text:anchor-type="paragraph" draw:z-index="18" draw:style-name="gr2" draw:text-style-name="P1" svg:width="4.896cm" svg:height="0.821cm" svg:x="10.236cm" svg:y="16.048cm"><text:p text:style-name="P1">Flight options</text:p></draw:rect><draw:rect text:anchor-type="paragraph" draw:z-index="19" draw:style-name="gr2" draw:text-style-name="P1" svg:width="4.896cm" svg:height="0.821cm" svg:x="0.288cm" svg:y="6.708cm"><text:p text:style-name="P1">Register</text:p></draw:rect><draw:line text:anchor-type="paragraph" draw:z-index="20" draw:style-name="gr3" draw:text-style-name="P1" svg:x1="4.6cm" svg:y1="5.835cm" svg:x2="9.971cm" svg:y2="2.025cm"><text:p text:style-name="P1">If client</text:p></draw:line><draw:rect text:anchor-type="paragraph" draw:z-index="21" draw:style-name="gr2" draw:text-style-name="P1" svg:width="4.896cm" svg:height="0.821cm" svg:x="14.337cm" svg:y="12.502cm"><text:p text:style-name="P1">View/Edit client info</text:p></draw:rect><draw:rect text:anchor-type="paragraph" draw:z-index="22" draw:style-name="gr2" draw:text-style-name="P1" svg:width="4.896cm" svg:height="0.821cm" svg:x="14.337cm" svg:y="13.323cm"><text:p text:style-name="P1">Upload client info (csv)</text:p></draw:rect><draw:rect text:anchor-type="paragraph" draw:z-index="23" draw:style-name="gr2" draw:text-style-name="P1" svg:width="4.896cm" svg:height="0.821cm" svg:x="14.363cm" svg:y="14.143cm"><text:p text:style-name="P1">Search intinerary/flights</text:p></draw:rect><draw:line text:anchor-type="paragraph" draw:z-index="24" draw:style-name="gr3" draw:text-style-name="P1" svg:x1="0.587cm" svg:y1="7.343cm" svg:x2="0.464cm" svg:y2="13.111cm"><text:p/></draw:line><draw:line text:anchor-type="paragraph" draw:z-index="25" draw:style-name="gr3" draw:text-style-name="P1" svg:x1="15.201cm" svg:y1="2.104cm" svg:x2="22.027cm" svg:y2="2.025cm"><text:p text:style-name="P1">Search params</text:p></draw:line><draw:line text:anchor-type="paragraph" draw:z-index="26" draw:style-name="gr3" draw:text-style-name="P1" svg:x1="15.254cm" svg:y1="3.295cm" svg:x2="22.08cm" svg:y2="3.216cm"><text:p text:style-name="P1">Search params</text:p></draw:line><draw:line text:anchor-type="paragraph" draw:z-index="27" draw:style-name="gr3" draw:text-style-name="P1" svg:x1="15.069cm" svg:y1="4.617cm" svg:x2="22.107cm" svg:y2="4.538cm"><text:p/></draw:line><draw:line text:anchor-type="paragraph" draw:z-index="28" draw:style-name="gr3" draw:text-style-name="P1" svg:x1="14.937cm" svg:y1="6.575cm" svg:x2="21.763cm" svg:y2="6.496cm"><text:p/></draw:line><draw:line text:anchor-type="paragraph" draw:z-index="29" draw:style-name="gr3" draw:text-style-name="P1" svg:x1="14.76cm" svg:y1="8.533cm" svg:x2="21.586cm" svg:y2="8.454cm"><text:p/></draw:line><draw:line text:anchor-type="paragraph" draw:z-index="30" draw:style-name="gr3" draw:text-style-name="P1" svg:x1="17.556cm" svg:y1="12.767cm" svg:x2="21.763cm" svg:y2="6.576cm"><text:p text:style-name="P1">Pick a client to view/edit</text:p></draw:line><draw:line text:anchor-type="paragraph" draw:z-index="31" draw:style-name="gr3" draw:text-style-name="P1" svg:x1="16.445cm" svg:y1="14.804cm" svg:x2="19.038cm" svg:y2="2.104cm"><text:p text:style-name="P1">Pick a client to book for</text:p></draw:line><draw:line text:anchor-type="paragraph" draw:z-index="32" draw:style-name="gr3" draw:text-style-name="P1" svg:x1="18.905cm" svg:y1="13.851cm" svg:x2="25.731cm" svg:y2="13.772cm"><text:p/></draw:line><draw:line text:anchor-type="paragraph" draw:z-index="33" draw:style-name="gr3" draw:text-style-name="P1" svg:x1="19.382cm" svg:y1="17.238cm" svg:x2="26.208cm" svg:y2="17.159cm"><text:p/></draw:line><draw:line text:anchor-type="paragraph" draw:z-index="34" draw:style-name="gr3" draw:text-style-name="P1" svg:x1="19.276cm" svg:y1="18.323cm" svg:x2="26.102cm" svg:y2="18.244cm"><text:p text:style-name="P1">Search params</text:p></draw:line><draw:rect text:anchor-type="paragraph" draw:z-index="35" draw:style-name="gr2" draw:text-style-name="P1" svg:width="5.213cm" svg:height="3.678cm" svg:x="22.318cm" svg:y="1.311cm"><text:p text:style-name="P1">Display results</text:p></draw:rect><draw:line text:anchor-type="paragraph" draw:z-index="36" draw:style-name="gr3" draw:text-style-name="P1" svg:x1="26.525cm" svg:y1="3.109cm" svg:x2="32.425cm" svg:y2="3.03cm"><text:p text:style-name="P1">Choose one</text:p></draw:line><draw:rect text:anchor-type="paragraph" draw:z-index="37" draw:style-name="gr2" draw:text-style-name="P1" svg:width="5.213cm" svg:height="3.678cm" svg:x="32.531cm" svg:y="1.152cm"><text:p text:style-name="P1">Book intinerary/flight</text:p></draw:rect><draw:rect text:anchor-type="paragraph" draw:z-index="38" draw:style-name="gr2" draw:text-style-name="P1" svg:width="4.896cm" svg:height="0.821cm" svg:x="22.116cm" svg:y="6.205cm"><text:p text:style-name="P1">View info</text:p></draw:rect><draw:line text:anchor-type="paragraph" draw:z-index="39" draw:style-name="gr3" draw:text-style-name="P1" svg:x1="26.314cm" svg:y1="6.708cm" svg:x2="33.14cm" svg:y2="6.629cm"><text:p/></draw:line><draw:rect text:anchor-type="paragraph" draw:z-index="40" draw:style-name="gr2" draw:text-style-name="P1" svg:width="4.896cm" svg:height="0.821cm" svg:x="33.043cm" svg:y="6.126cm"><text:p text:style-name="P1"><text:s/>Edit info</text:p></draw:rect><draw:rect text:anchor-type="paragraph" draw:z-index="41" draw:style-name="gr2" draw:text-style-name="P1" svg:width="4.896cm" svg:height="0.821cm" svg:x="-0.48cm" svg:y="13.032cm"><text:p text:style-name="P1">Enter info</text:p></draw:rect><draw:line text:anchor-type="paragraph" draw:z-index="42" draw:style-name="gr3" draw:text-style-name="P1" svg:x1="3.374cm" svg:y1="13.243cm" svg:x2="4.432cm" svg:y2="9.089cm"><text:p/></draw:line><draw:rect text:anchor-type="paragraph" draw:z-index="43" draw:style-name="gr2" draw:text-style-name="P1" svg:width="4.896cm" svg:height="0.821cm" svg:x="10.633cm" svg:y="7.026cm"><text:p text:style-name="P1">Cart</text:p></draw:rect><draw:line text:anchor-type="paragraph" draw:z-index="44" draw:style-name="gr3" draw:text-style-name="P1" svg:x1="14.937cm" svg:y1="7.422cm" svg:x2="22.116cm" svg:y2="7.872cm"><text:p/></draw:line><draw:rect text:anchor-type="paragraph" draw:z-index="45" draw:style-name="gr2" draw:text-style-name="P1" svg:width="4.896cm" svg:height="0.821cm" svg:x="22.116cm" svg:y="7.396cm"><text:p text:style-name="P1">Display/delete booked</text:p></draw:rect><draw:line text:anchor-type="paragraph" draw:z-index="46" draw:style-name="gr3" draw:text-style-name="P1" svg:x1="25.476cm" svg:y1="8.084cm" svg:x2="32.144cm" svg:y2="8.084cm"><text:p/></draw:line><draw:rect text:anchor-type="paragraph" draw:z-index="47" draw:style-name="gr2" draw:text-style-name="P1" svg:width="4.896cm" svg:height="0.821cm" svg:x="32.143cm" svg:y="7.634cm"><text:p text:style-name="P1">Checkout</text:p></draw:rect><draw:rect text:anchor-type="paragraph" draw:z-index="48" draw:style-name="gr2" draw:text-style-name="P1" svg:width="4.896cm" svg:height="0.821cm" svg:x="25.555cm" svg:y="13.164cm"><text:p text:style-name="P1">Select file, upload</text:p></draw:rect><draw:rect text:anchor-type="paragraph" draw:z-index="49" draw:style-name="gr2" draw:text-style-name="P1" svg:width="4.896cm" svg:height="0.821cm" svg:x="26.428cm" svg:y="16.656cm"><text:p text:style-name="P1">Select file, upload</text:p></draw:rect><draw:line text:anchor-type="paragraph" draw:z-index="50" draw:style-name="gr3" draw:text-style-name="P1" svg:x1="30.97cm" svg:y1="18.535cm" svg:x2="34.198cm" svg:y2="18.456cm"><text:p text:style-name="P1">Choose one</text:p></draw:line><draw:rect text:anchor-type="paragraph" draw:z-index="51" draw:style-name="gr2" draw:text-style-name="P1" svg:width="4.896cm" svg:height="0.821cm" svg:x="26.217cm" svg:y="17.9cm"><text:p text:style-name="P1">Display results</text:p></draw:rect><draw:rect text:anchor-type="paragraph" draw:z-index="52" draw:style-name="gr2" draw:text-style-name="P1" svg:width="4.896cm" svg:height="0.821cm" svg:x="34.313cm" svg:y="18.032cm"><text:p text:style-name="P1">Edit info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0cm" fo:page-height="100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uqi Xia</meta:initial-creator>
    <meta:creation-date>2014-11-12T17:06:30</meta:creation-date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